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1 Introduction</text:p>
      <text:p text:style-name="Standard"/>
      <text:p text:style-name="Standard">Outline the purpose and scope of the project, the significance of bare metal programming in</text:p>
      <text:p text:style-name="Standard">understanding computer architecture, and the educational outcomes expected from imple-</text:p>
      <text:p text:style-name="Standard">menting the breakout game.</text:p>
      <text:p text:style-name="Standard">The primary aim of this report was to create a bare-metal system kernel communicating</text:p>
      <text:p text:style-name="Standard">with peripherals running a recreation of legacy game ’Breakout’. On creation of kernel, the</text:p>
      <text:p text:style-name="Standard">modules of Raspberry Pi can be used for game.</text:p>
      <text:p text:style-name="Standard"/>
      <text:p text:style-name="Standard">2 Background</text:p>
      <text:p text:style-name="Standard">This part will start with providing concepts of bare metal and its pros/cons before moving</text:p>
      <text:p text:style-name="Standard">on to Raspberry Pi, TF card and ARM v8. It will discuss the motivation of choosing this</text:p>
      <text:p text:style-name="Standard">specific product for development and the special of breakout. The section should give the</text:p>
      <text:p text:style-name="Standard">reader prior knowledge and context to help understand the work completed in the report.</text:p>
      <text:p text:style-name="Standard"/>
      <text:p text:style-name="Standard">2.1 Bare-metal</text:p>
      <text:p text:style-name="Standard">In computer science, bare machine (or bare metal) refers to a computer executing instructions</text:p>
      <text:p text:style-name="Standard">directly on logic hardware without an intervening operating system. Modern operating</text:p>
      <text:p text:style-name="Standard">systems evolved through various stages, from elementary to the present day complex, highly</text:p>
      <text:p text:style-name="Standard">sensitive systems incorporating many services. After the development of programmable</text:p>
      <text:p text:style-name="Standard">computers (which did not require physical changes to run different programs) but prior to</text:p>
      <text:p text:style-name="Standard">the development of operating systems, sequential instructions were executed on the computer</text:p>
      <text:p text:style-name="Standard">hardware directly using machine language without any system software layer. This approach</text:p>
      <text:p text:style-name="Standard">is termed the ”bare machine” precursor to modern operating systems. Today it is mostly</text:p>
      <text:p text:style-name="Standard">applicable to embedded systems and firmware with time-critical latency requirements, while</text:p>
      <text:p text:style-name="Standard">conventional programs are run by a runtime system overlaid on an operating system.</text:p>
      <text:p text:style-name="Standard"/>
      <text:p text:style-name="Standard">2.1.1 Advantages</text:p>
      <text:p text:style-name="Standard">Discuss the control and efficiency gained through bare-metal programming.</text:p>
      <text:p text:style-name="Standard">For a given application, in most of the cases, a bare-metal implementation will run faster,</text:p>
      <text:p text:style-name="Standard">using less memory and so being more power efficient. This is because operating systems, as</text:p>
      <text:p text:style-name="Standard">any program, need some execution time and memory space to run, and these are no longer</text:p>
      <text:p text:style-name="Standard">needed on bare-metal. For instance, any hardware feature that includes inputs and outputs</text:p>
      <text:p text:style-name="Standard">are directly accessible on bare-metal, whereas the same feature using an OS must route the</text:p>
      <text:p text:style-name="Standard">call to a subroutine, consuming running time and memory.</text:p>
      <text:p text:style-name="Standard"/>
      <text:p text:style-name="Standard">2.1.2 Disadvantages</text:p>
      <text:p text:style-name="Standard">Mention potential complexities, such as no OS services or abstractions.</text:p>
      <text:p text:style-name="Standard">For a given application, bare-metal programming requires more effort to work properly</text:p>
      <text:p text:style-name="Standard">and is more complex because the services provided by the operating system and used by the</text:p>
      <text:p text:style-name="Standard">application have to be re-implemented regarding the needs. Including: system boot, memory</text:p>
      <text:p text:style-name="Standard">6</text:p>
      <text:p text:style-name="Standard">management, interruptions handling, peripherals management, error management, etc. De-</text:p>
      <text:p text:style-name="Standard">bugging a bare-metal program is difficult since there are no supports (like error notifications,</text:p>
      <text:p text:style-name="Standard">standard output, etc) as in software development unless they have been implemented and</text:p>
      <text:p text:style-name="Standard">validated.</text:p>
      <text:p text:style-name="Standard"/>
      <text:p text:style-name="Standard">2.2 Raspberry Pi</text:p>
      <text:p text:style-name="Standard">Raspberry Pi is a series of small single-board computers (SBCs) developed in the United</text:p>
      <text:p text:style-name="Standard">Kingdom by the Raspberry Pi Foundation in association with Broadcom. Which provides</text:p>
      <text:p text:style-name="Standard">low-cost and flexible hardware for experimenting with programming and electronics. The</text:p>
      <text:p text:style-name="Standard"><text:soft-page-break/>Raspberry Pi 4 Model B that I choosed to use in this project was released in June 2019</text:p>
      <text:p text:style-name="Standard">with a 1.5 GHz 64-bit quad core ARM Cortex-A72 processor, on-board 802.11ac Wi-Fi,</text:p>
      <text:p text:style-name="Standard">Bluetooth 5, full gigabit Ethernet, two USB 2.0 ports, two USB 3.0 ports, 2 GB of RAM,</text:p>
      <text:p text:style-name="Standard">and dual-monitor support via a pair of micro HDMI ports for up to 4K resolution. The</text:p>
      <text:p text:style-name="Standard">Raspberry Pi 4 is also powered via a USB-C port, enabling additional power to be provided</text:p>
      <text:p text:style-name="Standard">to downstream peripherals, when used with an appropriate PSU. In mid-2021, Pi 4 B models</text:p>
      <text:p text:style-name="Standard">appeared with the improved version of BCM2835, BCM2711. The BCM2711 processor in</text:p>
      <text:p text:style-name="Standard">Raspberry Pi 4 with 1 MB shared L2 cache unlike previous models, which all used a cus-</text:p>
      <text:p text:style-name="Standard">tom interrupt controller poorly suited for virtualisation, the interrupt controller on this SoC</text:p>
      <text:p text:style-name="Standard">is compatible with the ARM Generic Interrupt Controller (GIC) architecture 2.0, providing</text:p>
      <text:p text:style-name="Standard">hardware support for interrupt distribution when using ARM virtualisation capabilities. The</text:p>
      <text:p text:style-name="Standard">VideoCore IV of the previous models has also been replaced with a VideoCore VI running</text:p>
      <text:p text:style-name="Standard">at 500 MHz. Raspberry Pi 4 also has a 40-pin general purpose input-output (GPIO) pinout.</text:p>
      <text:p text:style-name="Standard">Which contributes to the input module of my project.</text:p>
      <text:p text:style-name="Standard">The board is shipped with a BCM2837 SoC chip. That includes a VideoCore GPU</text:p>
      <text:p text:style-name="Standard">ARM-Cortex-A53 CPU (ARMv8) Some MMIO mapped peripherals. Interestingly the CPU</text:p>
      <text:p text:style-name="Standard">is not the main processor on the board. When it’s powered up, first GPU runs. When it’s</text:p>
      <text:p text:style-name="Standard">finished with the initialization by executing the code in bootcode.bin, it will load and execute</text:p>
      <text:p text:style-name="Standard">the start.elf executable. That’s not an ARM executable, but compiled for the GPU. What</text:p>
      <text:p text:style-name="Standard">interests us is that start.elf looks for different ARM executables, all starting with kernel and</text:p>
      <text:p text:style-name="Standard">ending in .img. As we’re going to program the CPU in AArch64 mode, we’ll need kernel8.img</text:p>
      <text:p text:style-name="Standard">only, which is the last to look for. Once it’s loaded, the GPU triggers the reset line on the</text:p>
      <text:p text:style-name="Standard">ARM processor, which starts executing code at address 0x80000 (or more precisely at 0, but</text:p>
      <text:p text:style-name="Standard">the GPU puts an ARM initialisation and jump code there first).</text:p>
      <text:p text:style-name="Standard">The RAM (2G for the Raspberry Pi 4) is shared among the CPU and the GPU, meaning</text:p>
      <text:p text:style-name="Standard">one can read what the other has written into memory. To avoid confusion, a well defined, so</text:p>
      <text:p text:style-name="Standard">called mailbox interface is established. The CPU writes a message into the mailbox, and tells</text:p>
      <text:p text:style-name="Standard">the GPU to read it. The GPU (knowing that the message is entirely in memory) interprets</text:p>
      <text:p text:style-name="Standard">it, and places a response message at the same address. The CPU has to poll the memory to</text:p>
      <text:p text:style-name="Standard">know when the GPU is finished, and then it can read the response.</text:p>
      <text:p text:style-name="Standard">Similarily, all peripherals communicates in memory with the CPU. Each has it’s dedi-</text:p>
      <text:p text:style-name="Standard">cated memory address starting from 0x3F000000 (TBC), but it’s not in real RAM (called</text:p>
      <text:p text:style-name="Standard">Memory Mapped IO). Now there’s no mailbox for peripherals, instead each device has it’s</text:p>
      <text:p text:style-name="Standard">own protocol. What’s common for these devices that their memory must be read and written</text:p>
      <text:p text:style-name="Standard">7</text:p>
      <text:p text:style-name="Standard">in 32 bit units at 4 bytes aligned addresses (so called words), and each has control/status and</text:p>
      <text:p text:style-name="Standard">data words. Unfortunately Broadcom (the manufacturer of the SoC chip) is legendary bad at</text:p>
      <text:p text:style-name="Standard">documenting their products. The best we’ve got is the BCM2835/BCM2711 documentation,</text:p>
      <text:p text:style-name="Standard">which is close enough.</text:p>
      <text:p text:style-name="Standard">There’s also a Memory Management Unit in the CPU which allows creating virtual</text:p>
      <text:p text:style-name="Standard">address spaces. This can be programmed by specific CPU registers, and care must be taken</text:p>
      <text:p text:style-name="Standard">when you map these MMIO addresses into a virtual address space.</text:p>
      <text:p text:style-name="Standard">Some of the more interesting MMIO addresses are:</text:p>
      <text:p text:style-name="Standard">0x3F003000 - System Timer 0x3F00B000 - Interrupt controller 0x3F00B880 - Video-</text:p>
      <text:p text:style-name="Standard">Core mailbox 0x3F100000 - Power management 0x3F104000 - Random Number Generator</text:p>
      <text:p text:style-name="Standard">0x3F200000 - General Purpose IO controller 0x3F201000 - UART0 (serial port, PL011)</text:p>
      <text:p text:style-name="Standard">0x3F215000 - UART1 (serial port, AUX mini UART) 0x3F300000 - External Mass Media</text:p>
      <text:p text:style-name="Standard">Controller (SD card reader) 0x3F980000 - Universal Serial Bus controller For more informa-</text:p>
      <text:p text:style-name="Standard">tion, see Raspberry Pi firmware wiki and documentation on github.</text:p>
      <text:p text:style-name="Standard">2.2.1 Micro SD card</text:p>
      <text:p text:style-name="Standard">Importance of the Micro SD card as the boot and storage medium.</text:p>
      <text:p text:style-name="Standard">Various operating systems for the Raspberry Pi can be installed on a MicroSD card,</text:p>
      <text:p text:style-name="Standard"><text:soft-page-break/>and by inserting into the MicroSD slot located on the bottom of a Raspberry board, the</text:p>
      <text:p text:style-name="Standard">Raspberry Pi is able to load my kernel with bootloader.</text:p>
      <text:p text:style-name="Standard"/>
      <text:p text:style-name="Standard">2.2.2 ARM v8 vs x86</text:p>
      <text:p text:style-name="Standard">Compare the ARM architecture used by the Raspberry Pi with traditional x86 architectures,</text:p>
      <text:p text:style-name="Standard">focusing on instruction sets, power efficiency, and design philosophy.</text:p>
      <text:p text:style-name="Standard"/>
      <text:p text:style-name="Standard">The ARM Cortex-A72 is a central processing unit implementing the ARMv8-A 64-bit</text:p>
      <text:p text:style-name="Standard">instruction set (often called ARMv8 while the Armv8-R is also available). It adds an op-</text:p>
      <text:p text:style-name="Standard">tional 64-bit architecture named ”AArch64” and the associated new ”A64” instruction set.</text:p>
      <text:p text:style-name="Standard">AArch64 provides user-space compatibility with Armv7-A, the 32-bit architecture, therein</text:p>
      <text:p text:style-name="Standard">referred to as ”AArch32” and the old 32-bit instruction set, now named ”A32”. The Thumb</text:p>
      <text:p text:style-name="Standard">instruction set is referred to as ”T32” and has no 64-bit counterpart. Armv8-A allows 32-bit</text:p>
      <text:p text:style-name="Standard">applications to be executed in a 64-bit OS, and a 32-bit OS to be under the control of a</text:p>
      <text:p text:style-name="Standard">64-bit hypervisor.</text:p>
      <text:p text:style-name="Standard"/>
      <text:p text:style-name="Standard">2.3 QEMU</text:p>
      <text:p text:style-name="Standard">Introduce QEMU as a tool for emulation and how it aids in development without the need</text:p>
      <text:p text:style-name="Standard">for constant hardware interaction.</text:p>
      <text:p text:style-name="Standard">QEMU (Quick Emulator) is a free and open-source emulator. It emulates a computer’s</text:p>
      <text:p text:style-name="Standard">processor through dynamic binary translation and provides a set of different hardware and</text:p>
      <text:p text:style-name="Standard">device models for the machine, enabling it to run a variety of guest operating systems.</text:p>
      <text:p text:style-name="Standard">It can interoperate with Kernel-based Virtual Machine (KVM) to run virtual machines at</text:p>
      <text:p text:style-name="Standard">near-native speed. QEMU can also do emulation for user-level processes, allowing applica-</text:p>
      <text:p text:style-name="Standard">tions compiled for one architecture to run on another. It supports the emulation of various</text:p>
      <text:p text:style-name="Standard">8</text:p>
      <text:p text:style-name="Standard">architectures, including x86, ARM, PowerPC, RISC-V, and others.</text:p>
      <text:p text:style-name="Standard">2.4 Breakout</text:p>
      <text:p text:style-name="Standard">Explain the choice of the breakout game for this project, its game mechanics, and why it’s</text:p>
      <text:p text:style-name="Standard">an appropriate complexity for a bare-metal implementation.</text:p>
      <text:p text:style-name="Standard">Breakout is an arcade video game developed and published by Atari, Inc. and released</text:p>
      <text:p text:style-name="Standard">on May 13, 1976. It was designed by Steve Wozniak, based on conceptualization from Nolan</text:p>
      <text:p text:style-name="Standard">Bushnell and Steve Bristow, who were influenced by the seminal 1972 Atari arcade game</text:p>
      <text:p text:style-name="Standard">Pong. In Breakout, a layer of bricks lines the top third of the screen and the goal is to</text:p>
      <text:p text:style-name="Standard">destroy them all by repeatedly bouncing a ball off a paddle into them. The arcade game was</text:p>
      <text:p text:style-name="Standard">released in Japan by Namco. Breakout was a worldwide commercial success, among the top</text:p>
      <text:p text:style-name="Standard">five highest-grossing arcade video games of 1976 in both the United States and Japan and</text:p>
      <text:p text:style-name="Standard">then among the top three highest-grossing arcade video games of 1977 in the US and Japan.</text:p>
      <text:p text:style-name="Standard">The 1978 Atari VCS port uses color graphics instead of a monochrome screen with colored</text:p>
      <text:p text:style-name="Standard">overlay. Breakout begins with eight rows of bricks, with two rows each of a different color.</text:p>
      <text:p text:style-name="Standard">The color order from the bottom up is yellow, green, orange and red. Using a single ball,</text:p>
      <text:p text:style-name="Standard">the player must knock down as many bricks as possible by using the walls and/or the paddle</text:p>
      <text:p text:style-name="Standard">below to hit the ball against the bricks and eliminate them. If the player’s paddle misses the</text:p>
      <text:p text:style-name="Standard">ball’s rebound, they will lose a turn. The player has three turns to try to clear two screens</text:p>
      <text:p text:style-name="Standard">of bricks. Yellow bricks earn one point each, green bricks earn three points, orange bricks</text:p>
      <text:p text:style-name="Standard">earn five points and the top-level red bricks score seven points each. The paddle shrinks</text:p>
      <text:p text:style-name="Standard">to one-half its size after the ball has broken through the red row and hit the upper wall.</text:p>
      <text:p text:style-name="Standard">Ball speed increases at specific intervals: after four hits, after twelve hits, and after making</text:p>
      <text:p text:style-name="Standard">contact with the orange and red rows.</text:p>
      <text:p text:style-name="Standard"/>
      <text:p text:style-name="Standard">3 Design and Implementation</text:p>
      <text:p text:style-name="Standard">3.1 Problems with QEMU</text:p>
      <text:p text:style-name="Standard"><text:soft-page-break/>Discuss any discrepancies faced while using QEMU compared to actual hardware.</text:p>
      <text:p text:style-name="Standard">Does not support Raspberry Pi 4</text:p>
      <text:p text:style-name="Standard">3.2 Start point - Hello World Again</text:p>
      <text:p text:style-name="Standard">3.2.1 Setup</text:p>
      <text:p text:style-name="Standard">Describe setting up the Raspberry Pi for the first boot.</text:p>
      <text:p text:style-name="Standard">Before you can start, you’ll need a cross-compiler and a Micro SD card with firmware</text:p>
      <text:p text:style-name="Standard">files on a FAT filesystem(FAT32 for my case).</text:p>
      <text:p text:style-name="Standard">I recommend to get a Micro SD card USB adapter (many manufacturers ship SD cards</text:p>
      <text:p text:style-name="Standard">with such an adapter), so that you can connect the card to any desktop computer just like</text:p>
      <text:p text:style-name="Standard">an USB stick, no special card reader interface required (although many laptops have those</text:p>
      <text:p text:style-name="Standard">these days). If you dislike dd, then for writing images I recommend USBImager which is</text:p>
      <text:p text:style-name="Standard">simple GUI app with a portable executable available for Windows, MacOSX and Linux.</text:p>
      <text:p text:style-name="Standard">9</text:p>
      <text:p text:style-name="Standard">You can create an MBR partitioning scheme on the SD card with an LBA FAT32 (type</text:p>
      <text:p text:style-name="Standard">0x0C) partition, format it and copy bootcode.bin, start.elf and fixup.dat onto it. Or alter-</text:p>
      <text:p text:style-name="Standard">natively you can download a raspbian image, dd it to the SD card, mount it and delete the</text:p>
      <text:p text:style-name="Standard">unnecessary .img files. Whichever you prefer. What’s important, you’ll create kernel8.img</text:p>
      <text:p text:style-name="Standard">with these tutorials which must be copied to the root directory on the SD card, and no other</text:p>
      <text:p text:style-name="Standard">.img files should exists there.</text:p>
      <text:p text:style-name="Standard">TBC the config.txt should be able to specify the .img file the bootloader is loading.</text:p>
      <text:p text:style-name="Standard">I’d also recommend to get an USB serial debug cable. You connect it to the GPIO pins</text:p>
      <text:p text:style-name="Standard">14/15, and run screen on your desktop computer</text:p>
      <text:p text:style-name="Standard">3.2.2 Language chosen</text:p>
      <text:p text:style-name="Standard">Justify the choice of C/C++ or assembly language.</text:p>
      <text:p text:style-name="Standard">The C language in ”freestanding” mode allows us to develop directly to the hardware.</text:p>
      <text:p text:style-name="Standard">As a computer science student tasked with implementing a bare-metal breakout game</text:p>
      <text:p text:style-name="Standard">on the Raspberry Pi, the choice between C/C++ and assembly language hinges on sev-</text:p>
      <text:p text:style-name="Standard">eral considerations. These include performance, control, portability, code maintainability,</text:p>
      <text:p text:style-name="Standard">complexity, and educational value. Here’s the justification for the choice based on these</text:p>
      <text:p text:style-name="Standard">factors:</text:p>
      <text:p text:style-name="Standard">Performance and Control:</text:p>
      <text:p text:style-name="Standard">Assembly Language: Offers unparalleled control over the hardware since it allows for</text:p>
      <text:p text:style-name="Standard">programming at the instruction level. This can lead to highly optimized and efficient code,</text:p>
      <text:p text:style-name="Standard">crucial in a resource-constrained environment such as bare-metal programming. C/C++:</text:p>
      <text:p text:style-name="Standard">While a high-level language compared to assembly, C is often considered ”portable assembly”</text:p>
      <text:p text:style-name="Standard">because of its ability to produce very efficient low-level code. C++ can incur additional</text:p>
      <text:p text:style-name="Standard">overhead due to its object-oriented features, but careful use of these features can mitigate</text:p>
      <text:p text:style-name="Standard">performance concerns. Portability:</text:p>
      <text:p text:style-name="Standard">Assembly Language: Tends to be non-portable as it is specific to the architecture for</text:p>
      <text:p text:style-name="Standard">which it is written. Given the ARM architecture of the Raspberry Pi, the assembly code</text:p>
      <text:p text:style-name="Standard">would not work on an x86 system without significant modifications. C/C++: Offers greater</text:p>
      <text:p text:style-name="Standard">portability across different architectures. While certain hardware-specific optimizations may</text:p>
      <text:p text:style-name="Standard">still be necessary, the majority of the codebase can remain consistent across platforms. Code</text:p>
      <text:p text:style-name="Standard">Maintainability and Complexity:</text:p>
      <text:p text:style-name="Standard">Assembly Language: Typically leads to more complex and less maintainable code, es-</text:p>
      <text:p text:style-name="Standard">pecially as the size of the codebase grows. The intricacies of assembly can also make the</text:p>
      <text:p text:style-name="Standard">code more error-prone and harder for others to understand and contribute to. C/C++: Pro-</text:p>
      <text:p text:style-name="Standard">vides structures, abstractions, and data types that can simplify the code, making it easier to</text:p>
      <text:p text:style-name="Standard">maintain and understand. The existence of standard libraries (albeit limited in a bare-metal</text:p>
      <text:p text:style-name="Standard">context) further aids in reducing complexity. Educational Value:</text:p>
      <text:p text:style-name="Standard">Both languages have strong educational merits. Assembly teaches about the inner work-</text:p>
      <text:p text:style-name="Standard">ings of the processor and the implications of each instruction. C/C++, particularly in a</text:p>
      <text:p text:style-name="Standard"><text:soft-page-break/>bare-metal context, also educates on system architecture but allows for quicker progress in</text:p>
      <text:p text:style-name="Standard">terms of project complexity and can introduce concepts like memory management at a higher</text:p>
      <text:p text:style-name="Standard">abstraction level. For this project, C is chosen as the primary language for the following</text:p>
      <text:p text:style-name="Standard">reasons:</text:p>
      <text:p text:style-name="Standard">10</text:p>
      <text:p text:style-name="Standard">Efficiency: It strikes a balance between the low-level efficiency of assembly and the higher-</text:p>
      <text:p text:style-name="Standard">level abstractions that aid in faster development and debugging. Control: Provides sufficient</text:p>
      <text:p text:style-name="Standard">control over the hardware, which is necessary for interacting with the UART and HDMI in-</text:p>
      <text:p text:style-name="Standard">terfaces on the Raspberry Pi. Balance: Offers a good middle ground between learning about</text:p>
      <text:p text:style-name="Standard">system architecture and making tangible progress in the game’s development. Community</text:p>
      <text:p text:style-name="Standard">and Resources: There is a vast community of C programmers, and many resources are avail-</text:p>
      <text:p text:style-name="Standard">able, making it easier to find help and existing code for reference. Compiler Optimizations:</text:p>
      <text:p text:style-name="Standard">Modern C compilers are capable of optimizations that can rival hand-written assembly in</text:p>
      <text:p text:style-name="Standard">performance. While some critical and performance-sensitive sections of the code may benefit</text:p>
      <text:p text:style-name="Standard">from assembly, such as specific interrupt handlers or optimized drawing routines, the bulk</text:p>
      <text:p text:style-name="Standard">of the project can be effectively and efficiently managed using C. This approach allows for a</text:p>
      <text:p text:style-name="Standard">focus on the architecture and system-level programming without getting too bogged down</text:p>
      <text:p text:style-name="Standard">in the minutiae of assembly, thus providing a strong learning experience while achieving the</text:p>
      <text:p text:style-name="Standard">project’s goals.</text:p>
      <text:p text:style-name="Standard">3.2.3 Project structure</text:p>
      <text:p text:style-name="Standard">Outline the project structure for code manageability.</text:p>
      <text:p text:style-name="Standard">Every directory has a Makefile. Make sure the Makefile symlink points to the version</text:p>
      <text:p text:style-name="Standard">according to the cross-compiler of your choosing. I’d like to say thanks to Yuhan for testing</text:p>
      <text:p text:style-name="Standard">these with His cross-compiler.</text:p>
      <text:p text:style-name="Standard">3.2.4 Library</text:p>
      <text:p text:style-name="Standard">Elaborate on any libraries used, even low-level ones, for various functions.</text:p>
      <text:p text:style-name="Standard">pheripherals and include</text:p>
      <text:p text:style-name="Standard">3.2.5 Makefile</text:p>
      <text:p text:style-name="Standard">Discuss the build process and the role of the Makefile.</text:p>
      <text:p text:style-name="Standard">make clean</text:p>
      <text:p text:style-name="Standard">make</text:p>
      <text:p text:style-name="Standard">3.3 Peripherals</text:p>
      <text:p text:style-name="Standard">3.3.1 BCM2711/BCM2835 Manuel</text:p>
      <text:p text:style-name="Standard">Reference the importance of hardware documentation in bare metal programming.</text:p>
      <text:p text:style-name="Standard">The BCM2711 processor is used on Raspberry Pi 4 however poor structured comparing</text:p>
      <text:p text:style-name="Standard">to BCM2835.</text:p>
      <text:p text:style-name="Standard">The significance of hardware documentation in bare metal programming cannot be over-</text:p>
      <text:p text:style-name="Standard">stated. Bare metal programming involves writing software that runs directly on the hardware</text:p>
      <text:p text:style-name="Standard">without any intervening OS layer. Thus, a deep understanding of the hardware is imperative</text:p>
      <text:p text:style-name="Standard">for the programmer. Here’s how hardware documentation plays a crucial role, as underscored</text:p>
      <text:p text:style-name="Standard">by the summaries:</text:p>
      <text:p text:style-name="Standard">Understanding the Hardware Architecture:</text:p>
      <text:p text:style-name="Standard">11</text:p>
      <text:p text:style-name="Standard">Documentation like the ARM Architecture Reference Manual provides essential details</text:p>
      <text:p text:style-name="Standard">about the processor’s architecture, including its instruction set, memory model, and interrupt</text:p>
      <text:p text:style-name="Standard">handling. Without this, a programmer would be navigating blindly, unable to exploit the</text:p>
      <text:p text:style-name="Standard">capabilities of the hardware effectively. Interfacing with Peripherals:</text:p>
      <text:p text:style-name="Standard">Peripheral components such as UART (Universal Asynchronous Receiver/Transmitter)</text:p>
      <text:p text:style-name="Standard">and HDMI (High-Definition Multimedia Interface) require specific sequences of operations</text:p>
      <text:p text:style-name="Standard">to be initialized and used. Hardware documentation explains the required protocols, register</text:p>
      <text:p text:style-name="Standard">maps, and control sequences. Optimizing for Performance:</text:p>
      <text:p text:style-name="Standard">Bare metal programming often targets performance-critical applications. Hardware doc-</text:p>
      <text:p text:style-name="Standard"><text:soft-page-break/>umentation informs programmers about various modes of operation and performance trade-</text:p>
      <text:p text:style-name="Standard">offs. For example, understanding DMA (Direct Memory Access) channels and their config-</text:p>
      <text:p text:style-name="Standard">uration, as outlined in the Broadcom Peripherals documentation, enables optimization of</text:p>
      <text:p text:style-name="Standard">data transfers for video output, a crucial aspect for a game like Breakout. Debugging and</text:p>
      <text:p text:style-name="Standard">Troubleshooting:</text:p>
      <text:p text:style-name="Standard">When code behaves unexpectedly, hardware documentation can be indispensable for</text:p>
      <text:p text:style-name="Standard">debugging. The detailed explanation of registers, error codes, and expected behaviors is</text:p>
      <text:p text:style-name="Standard">often the key to diagnosing issues. Correct System Initialization:</text:p>
      <text:p text:style-name="Standard">Setting up the system from a powered-off state requires precise steps, such as configuring</text:p>
      <text:p text:style-name="Standard">the MMU (Memory Management Unit). The documentation guides the programmer through</text:p>
      <text:p text:style-name="Standard">this process, ensuring that the system’s memory and execution environments are set up</text:p>
      <text:p text:style-name="Standard">correctly. Avoiding Undefined Behaviors:</text:p>
      <text:p text:style-name="Standard">Many hardware platforms have peculiarities that, if not handled correctly, could lead to</text:p>
      <text:p text:style-name="Standard">undefined behavior or system crashes. Documentation often includes warnings and usage</text:p>
      <text:p text:style-name="Standard">notes that help avoid such pitfalls. Enabling Portability and Future Maintenance:</text:p>
      <text:p text:style-name="Standard">Detailed hardware documentation allows code to be more portable and maintainable.</text:p>
      <text:p text:style-name="Standard">Future developers can reference the documentation to understand why certain decisions</text:p>
      <text:p text:style-name="Standard">were made or how to adapt the code for new hardware revisions. Understanding Legal and</text:p>
      <text:p text:style-name="Standard">Compliance Issues:</text:p>
      <text:p text:style-name="Standard">Hardware documentation sometimes includes information on regulatory compliance, es-</text:p>
      <text:p text:style-name="Standard">pecially important for communication protocols and interfaces. In the context of the bare</text:p>
      <text:p text:style-name="Standard">metal breakout game project on the Raspberry Pi, hardware documentation would be cru-</text:p>
      <text:p text:style-name="Standard">cial in understanding how to program the system to respond to UART inputs and to render</text:p>
      <text:p text:style-name="Standard">the game to an HDMI-connected display efficiently. Without the Raspberry Pi documen-</text:p>
      <text:p text:style-name="Standard">tation, programming such hardware-dependent features would be significantly more chal-</text:p>
      <text:p text:style-name="Standard">lenging, if not outright infeasible. Therefore, hardware documentation is not just a helpful</text:p>
      <text:p text:style-name="Standard">resource—it’s an absolute necessity for bare metal programming.</text:p>
      <text:p text:style-name="Standard">3.3.2 UART</text:p>
      <text:p text:style-name="Standard">Describe implementing UART for game input.</text:p>
      <text:p text:style-name="Standard">3.3.3 GPIO</text:p>
      <text:p text:style-name="Standard">Explain configuring GPIO pins for additional controls if used.</text:p>
      <text:p text:style-name="Standard">12</text:p>
      <text:p text:style-name="Standard">3.3.4 GIC-400</text:p>
      <text:p text:style-name="Standard">3.4 Interrupts and Exceptions</text:p>
      <text:p text:style-name="Standard">3.4.1 AUX registers</text:p>
      <text:p text:style-name="Standard">Detail the use of auxiliary registers in managing interrupts.</text:p>
      <text:p text:style-name="Standard">3.4.2 IRQ handler</text:p>
      <text:p text:style-name="Standard">Describe the implementation of the IRQ handler.</text:p>
      <text:p text:style-name="Standard">3.4.3 Problem with EL1</text:p>
      <text:p text:style-name="Standard">Discuss Exception Level 1 specific challenges and solutions.</text:p>
      <text:p text:style-name="Standard">3.4.4 Sleeper</text:p>
      <text:p text:style-name="Standard">Introduce the implementation of a sleep function for timing.</text:p>
      <text:p text:style-name="Standard">3.4.5 Assert</text:p>
      <text:p text:style-name="Standard">Explain the use of assertions for debugging.</text:p>
      <text:p text:style-name="Standard">3.5 Frame buffer</text:p>
      <text:p text:style-name="Standard">3.5.1 Mailbox</text:p>
      <text:p text:style-name="Standard">Discuss how the Mailbox interface was used to handle frame buffer requests.</text:p>
      <text:p text:style-name="Standard">3.5.2 Shape drawing algorithm</text:p>
      <text:p text:style-name="Standard">Detail the algorithm for drawing game elements.</text:p>
      <text:p text:style-name="Standard">3.5.3 Print to screen</text:p>
      <text:p text:style-name="Standard">Explain printing text to the HDMI-connected screen.</text:p>
      <text:p text:style-name="Standard">3.6 Paging</text:p>
      <text:p text:style-name="Standard"><text:soft-page-break/>3.6.1 MMU</text:p>
      <text:p text:style-name="Standard">Explain setting up and enabling the MMU for handling memory management.</text:p>
      <text:p text:style-name="Standard">3.7 Breakout game logic</text:p>
      <text:p text:style-name="Standard">3.7.1 Main loop</text:p>
      <text:p text:style-name="Standard">Outline the main game loop and its components.</text:p>
      <text:p text:style-name="Standard">13</text:p>
      <text:p text:style-name="Standard">3.7.2 Collision detect</text:p>
      <text:p text:style-name="Standard">Discuss how collisions are detected and handled.</text:p>
      <text:p text:style-name="Standard">3.7.3 Frame updating</text:p>
      <text:p text:style-name="Standard">Explain the process for updating game frames.</text:p>
      <text:p text:style-name="Standard">3.7.4 DMA</text:p>
      <text:p text:style-name="Standard">Describe the implementation of Direct Memory Access for efficient screen drawing.</text:p>
      <text:p text:style-name="Standard">3.7.5 Sync with Interrupt</text:p>
      <text:p text:style-name="Standard">Detail synchronization mechanisms with system interrupts for game state management.</text:p>
      <text:p text:style-name="Standard">4 Evaluation</text:p>
      <text:p text:style-name="Standard">4.1 User Interview</text:p>
      <text:p text:style-name="Standard">Summarize feedback from test users on game experience and usability.</text:p>
      <text:p text:style-name="Standard">4.2 Future Implementation</text:p>
      <text:p text:style-name="Standard">4.2.1 Cache</text:p>
      <text:p text:style-name="Standard">Discuss potential optimizations using CPU caching.</text:p>
      <text:p text:style-name="Standard">4.2.2 Multiprocessing</text:p>
      <text:p text:style-name="Standard">Considerations for multi-threading or multi-process handling on multicore CPUs.</text:p>
      <text:p text:style-name="Standard">4.2.3 File System</text:p>
      <text:p text:style-name="Standard">Potential for adding file system support for saving/loading game states.</text:p>
      <text:p text:style-name="Standard">4.3 Different Path</text:p>
      <text:p text:style-name="Standard">Reflect on alternative approaches that could have been taken with hindsight.</text:p>
      <text:p text:style-name="Standard">4.4 Planning</text:p>
      <text:p text:style-name="Standard">Discuss the planning process, what went as expected, and what had to be adapted on the</text:p>
      <text:p text:style-name="Standard">fly.</text:p>
      <text:p text:style-name="Standard">14</text:p>
      <text:p text:style-name="Standard">5 Conclusion</text:p>
      <text:p text:style-name="Standard">Reflect on the entire project process, what was learned, the successes, the challenges, and</text:p>
      <text:p text:style-name="Standard">future work or improvements that could stem from this project.</text:p>
      <text:p text:style-name="Standard">bib https://en.wikipedia.org/wiki/Barebone compu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0:39:44.331441838</meta:creation-date>
    <dc:date>2024-04-11T11:56:36.111663085</dc:date>
    <meta:editing-duration>PT1H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335" meta:word-count="3425" meta:character-count="21965" meta:non-whitespace-character-count="18876"/>
  </office:meta>
</office:document-meta>
</file>